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E00000557AA5DB1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Extended1" svg:font-family="FuturaExtend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7e0021" draw:fill="solid" draw:fill-color="#7e0021" draw:textarea-horizontal-align="justify" draw:textarea-vertical-align="middle" draw:auto-grow-height="false" fo:min-height="1.516cm" fo:min-width="5.214cm"/>
    </style:style>
    <style:style style:name="gr3" style:family="graphic" style:parent-style-name="standard">
      <style:graphic-properties svg:stroke-color="#7e0021" draw:fill="solid" draw:fill-color="#7e0021" draw:textarea-horizontal-align="justify" draw:textarea-vertical-align="middle" draw:auto-grow-height="false" fo:min-height="1.523cm" fo:min-width="5.214cm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 fo:min-height="2.312cm" fo:min-width="4.612cm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2.313cm" fo:min-width="4.612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45cm" fo:min-width="0.194cm"/>
    </style:style>
    <style:style style:name="gr7" style:family="graphic" style:parent-style-name="standard">
      <style:graphic-properties draw:fill="solid" draw:fill-color="#004586" draw:textarea-horizontal-align="justify" draw:textarea-vertical-align="middle" draw:auto-grow-height="false" fo:min-height="2.312cm" fo:min-width="3.9cm"/>
    </style:style>
    <style:style style:name="gr8" style:family="graphic" style:parent-style-name="standard">
      <style:graphic-properties draw:fill="solid" draw:fill-color="#004586" draw:textarea-horizontal-align="justify" draw:textarea-vertical-align="middle" draw:auto-grow-height="false" fo:min-height="2.312cm" fo:min-width="4.1cm"/>
    </style:style>
    <style:style style:name="gr9" style:family="graphic" style:parent-style-name="standard">
      <style:graphic-properties svg:stroke-color="#7e0021" draw:fill="solid" draw:fill-color="#7e0021" draw:textarea-horizontal-align="justify" draw:textarea-vertical-align="middle" draw:auto-grow-height="false" fo:min-height="1.523cm" fo:min-width="4.6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svg:stroke-color="#ffffff" draw:fill="solid" draw:fill-color="#004586" draw:textarea-horizontal-align="justify" draw:textarea-vertical-align="middle" draw:auto-grow-height="false" fo:min-height="2.312cm" fo:min-width="3.912cm"/>
    </style:style>
    <style:style style:name="gr15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2.312cm" fo:min-width="2.5cm"/>
    </style:style>
    <style:style style:name="gr16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2.312cm" fo:min-width="3.1cm"/>
    </style:style>
    <style:style style:name="gr17" style:family="graphic" style:parent-style-name="standard">
      <style:graphic-properties draw:stroke="none" svg:stroke-color="#000000" draw:fill="none" draw:fill-color="#ffffff" fo:min-height="1.763cm"/>
    </style:style>
    <style:style style:name="gr18" style:family="graphic" style:parent-style-name="standard">
      <style:graphic-properties draw:stroke="none" svg:stroke-color="#000000" draw:fill="none" draw:fill-color="#ffffff" fo:min-height="1.79cm"/>
    </style:style>
    <style:style style:name="gr19" style:family="graphic" style:parent-style-name="standard">
      <style:graphic-properties draw:stroke="solid" svg:stroke-width="0.1cm" svg:stroke-color="#000000" draw:marker-start-width="0.5cm" draw:marker-end-width="0.5cm" draw:fill="solid" draw:fill-color="#b2b2b2" draw:textarea-horizontal-align="justify" draw:textarea-vertical-align="middle" draw:auto-grow-height="false" fo:min-height="2.85cm" fo:min-width="3.8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ffffff" draw:auto-grow-height="true" draw:auto-grow-width="false" fo:max-height="0cm" fo:min-height="2.467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ffffff" draw:auto-grow-height="true" draw:auto-grow-width="false" fo:max-height="0cm" fo:min-height="1.42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 fo:font-size="24pt" style:font-size-asian="24pt" style:font-size-complex="24pt"/>
    </style:style>
    <style:style style:name="P3" style:family="paragraph">
      <style:paragraph-properties fo:text-align="center"/>
      <style:text-properties fo:color="#ffffff" style:font-name="FuturaExtended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Helvetica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style:font-name="FuturaExtended" fo:font-size="24pt" style:font-size-asian="24pt" style:font-size-complex="24pt"/>
    </style:style>
    <style:style style:name="P9" style:family="paragraph">
      <style:text-properties style:font-name="FuturaExtended1" fo:font-size="34pt" style:font-size-asian="34pt" style:font-size-complex="34pt"/>
    </style:style>
    <style:style style:name="P10" style:family="paragraph">
      <style:text-properties style:font-name="FuturaExtended1" fo:font-size="36pt" style:font-size-asian="36pt" style:font-size-complex="36pt"/>
    </style:style>
    <style:style style:name="P11" style:family="paragraph">
      <style:paragraph-properties fo:text-align="center"/>
      <style:text-properties style:font-name="FuturaExtended" fo:font-size="22pt" style:font-size-asian="22pt" style:font-size-complex="22pt"/>
    </style:style>
    <style:style style:name="P12" style:family="paragraph">
      <style:paragraph-properties fo:text-align="center"/>
      <style:text-properties style:font-name="FuturaExtended" fo:font-size="20pt" style:font-size-asian="20pt" style:font-size-complex="20pt"/>
    </style:style>
    <style:style style:name="T1" style:family="text">
      <style:text-properties style:font-name="FuturaExtended" fo:font-size="24pt" style:font-size-asian="24pt" style:font-size-complex="24pt"/>
    </style:style>
    <style:style style:name="T2" style:family="text">
      <style:text-properties fo:color="#ffffff" style:font-name="FuturaExtended" fo:font-size="24pt" style:font-size-asian="24pt" style:font-size-complex="24pt"/>
    </style:style>
    <style:style style:name="T3" style:family="text">
      <style:text-properties fo:color="#ffffff" style:font-name="FuturaExtended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font-name="FuturaExtended" fo:font-size="24pt" style:font-size-asian="24pt" style:font-size-complex="24pt"/>
    </style:style>
    <style:style style:name="T7" style:family="text">
      <style:text-properties style:font-name="FuturaExtended1" fo:font-size="34pt" style:font-size-asian="34pt" style:font-size-complex="34pt"/>
    </style:style>
    <style:style style:name="T8" style:family="text">
      <style:text-properties style:font-name="FuturaExtended1" fo:font-size="36pt" style:font-size-asian="36pt" style:font-size-complex="36pt"/>
    </style:style>
    <style:style style:name="T9" style:family="text">
      <style:text-properties style:font-name="FuturaExtended" fo:font-size="22pt" style:font-size-asian="22pt" style:font-size-complex="22pt"/>
    </style:style>
    <style:style style:name="T10" style:family="text">
      <style:text-properties style:font-name="FuturaExtend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9.479cm" svg:x="23.836cm" svg:y="9.4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14cm" svg:height="1.766cm" svg:x="2.401cm" svg:y="6.024cm">
          <text:p text:style-name="P1"><text:span text:style-name="T1">Gyrosc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5.714cm" svg:height="1.773cm" svg:x="2.401cm" svg:y="16.5cm">
          <text:p text:style-name="P1"><text:span text:style-name="T1">Accelerome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" draw:id="id1" draw:layer="layout" svg:width="5.112cm" svg:height="2.562cm" svg:x="7.414cm" svg:y="13.087cm">
          <text:p text:style-name="P1"><text:span text:style-name="T2">Meetfout</text:span></text:p>
          <text:p text:style-name="P1"><text:span text:style-name="T3">Roll + Pi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5.112cm" svg:height="2.563cm" svg:x="7.414cm" svg:y="9.148cm">
          <text:p text:style-name="P1"><text:span text:style-name="T1">PI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" draw:id="id4" draw:layer="layout" svg:width="0.984cm" svg:height="0.985cm" svg:x="9.478cm" svg:y="6.41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2" xml:id="id5" draw:id="id5" draw:layer="layout" svg:width="4.4cm" svg:height="2.562cm" svg:x="11.601cm" svg:y="5.626cm">
          <text:p text:style-name="P1"><text:span text:style-name="T1">Rotatie</text:span></text:p>
          <text:p text:style-name="P1"><text:span text:style-name="T1">matr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6cm" svg:height="2.562cm" svg:x="17.791cm" svg:y="5.626cm">
          <text:p text:style-name="P1"><text:span text:style-name="T1">Gedr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xml:id="id11" draw:id="id11" draw:layer="layout" svg:width="5.715cm" svg:height="1.773cm" svg:x="2.389cm" svg:y="3.283cm">
          <text:p text:style-name="P1"><text:span text:style-name="T1">Son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9.97cm" svg:y1="13.087cm" svg:x2="9.97cm" svg:y2="11.711cm" draw:start-shape="id1" draw:start-glue-point="4" draw:end-shape="id2" draw:end-glue-point="6" svg:d="M9970 13087v-1376" svg:viewBox="0 0 1 1377">
          <text:p/>
        </draw:connector>
        <draw:connector draw:style-name="gr10" draw:text-style-name="P1" draw:layer="layout" svg:x1="8.115cm" svg:y1="6.907cm" svg:x2="9.478cm" svg:y2="6.908cm" draw:start-shape="id3" draw:start-glue-point="7" draw:end-shape="id4" draw:end-glue-point="6" svg:d="M8115 6907h682v1h681" svg:viewBox="0 0 1364 2">
          <text:p/>
        </draw:connector>
        <draw:connector draw:style-name="gr10" draw:text-style-name="P1" draw:layer="layout" svg:x1="10.462cm" svg:y1="6.908cm" svg:x2="11.601cm" svg:y2="6.907cm" draw:start-shape="id4" draw:start-glue-point="10" draw:end-shape="id5" draw:end-glue-point="5" svg:d="M10462 6908h570v-1h569" svg:viewBox="0 0 1140 2">
          <text:p/>
        </draw:connector>
        <draw:connector draw:style-name="gr10" draw:text-style-name="P1" draw:layer="layout" svg:x1="9.97cm" svg:y1="9.148cm" svg:x2="9.97cm" svg:y2="7.4cm" draw:start-shape="id2" draw:start-glue-point="4" draw:end-shape="id4" draw:end-glue-point="8" svg:d="M9970 9148v-1748" svg:viewBox="0 0 1 1749">
          <text:p/>
        </draw:connector>
        <draw:frame draw:style-name="gr11" draw:text-style-name="P4" draw:layer="layout" svg:width="0.983cm" svg:height="2.011cm" svg:x="8.801cm" svg:y="5.902cm">
          <draw:text-box>
            <text:p><text:span text:style-name="T4">+</text:span></text:p>
          </draw:text-box>
        </draw:frame>
        <draw:frame draw:style-name="gr12" draw:text-style-name="P5" draw:layer="layout" svg:width="0.984cm" svg:height="1.119cm" svg:x="10.217cm" svg:y="6.348cm">
          <draw:text-box>
            <text:p><text:span text:style-name="T5">-</text:span></text:p>
          </draw:text-box>
        </draw:frame>
        <draw:connector draw:style-name="gr10" draw:text-style-name="P1" draw:layer="layout" draw:type="line" svg:x1="16.001cm" svg:y1="6.907cm" svg:x2="17.791cm" svg:y2="6.907cm" draw:start-shape="id5" draw:start-glue-point="7" draw:end-shape="id6" svg:d="M16001 6907h1790" svg:viewBox="0 0 1791 1">
          <text:p/>
        </draw:connector>
        <draw:connector draw:style-name="gr10" draw:text-style-name="P1" draw:layer="layout" draw:type="curve" svg:x1="8.115cm" svg:y1="17.387cm" svg:x2="9.97cm" svg:y2="15.649cm" draw:start-shape="id7" draw:start-glue-point="7" draw:end-shape="id1" draw:end-glue-point="6" svg:d="M8115 17387c1237 0 1855-579 1855-1738" svg:viewBox="0 0 1856 1739">
          <text:p/>
        </draw:connector>
        <draw:connector draw:style-name="gr10" draw:text-style-name="P1" draw:layer="layout" draw:type="curve" svg:x1="13.801cm" svg:y1="8.188cm" svg:x2="12.526cm" svg:y2="14.368cm" draw:start-shape="id5" draw:start-glue-point="6" draw:end-shape="id1" draw:end-glue-point="7" svg:d="M13801 8188c0 4120-425 6180-1275 6180" svg:viewBox="0 0 1276 6181">
          <text:p/>
        </draw:connector>
        <draw:connector draw:style-name="gr10" draw:text-style-name="P1" draw:layer="layout" draw:type="curve" draw:line-skew="2.27cm" svg:x1="8.115cm" svg:y1="17.387cm" svg:x2="17.791cm" svg:y2="6.907cm" draw:start-shape="id7" draw:start-glue-point="7" draw:end-shape="id6" svg:d="M8115 17387c10663 0 5826-10480 9676-10480" svg:viewBox="0 0 9677 10481">
          <text:p/>
        </draw:connector>
        <draw:frame draw:style-name="gr13" draw:text-style-name="P6" draw:layer="layout" svg:width="4.2cm" svg:height="1.195cm" svg:x="34.735cm" svg:y="9.699cm">
          <draw:text-box>
            <text:p/>
          </draw:text-box>
        </draw:frame>
        <draw:custom-shape draw:style-name="gr14" draw:text-style-name="P2" xml:id="id8" draw:id="id8" draw:layer="layout" svg:width="4.412cm" svg:height="2.562cm" svg:x="34.661cm" svg:y="5.626cm">
          <text:p text:style-name="P1"><text:span text:style-name="T1">PWM</text:span></text:p>
          <text:p text:style-name="P1"><text:span text:style-name="T1">m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8" xml:id="id9" draw:id="id9" draw:layer="layout" svg:width="3cm" svg:height="2.562cm" svg:x="40.373cm" svg:y="5.626cm">
          <text:p text:style-name="P7"><text:span text:style-name="T6">ES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8" xml:id="id10" draw:id="id10" draw:layer="layout" svg:width="3.6cm" svg:height="2.562cm" svg:x="44.673cm" svg:y="5.626cm">
          <text:p text:style-name="P7"><text:span text:style-name="T6">Motor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" svg:x1="39.073cm" svg:y1="6.907cm" svg:x2="40.373cm" svg:y2="6.907cm" draw:start-shape="id8" draw:start-glue-point="7" draw:end-shape="id9" svg:d="M39073 6907h1300" svg:viewBox="0 0 1301 1">
          <text:p/>
        </draw:connector>
        <draw:connector draw:style-name="gr10" draw:text-style-name="P1" draw:layer="layout" draw:type="line" svg:x1="43.373cm" svg:y1="6.907cm" svg:x2="44.673cm" svg:y2="6.907cm" draw:start-shape="id9" draw:start-glue-point="7" draw:end-shape="id10" draw:end-glue-point="5" svg:d="M43373 6907h1300" svg:viewBox="0 0 1301 1">
          <text:p/>
        </draw:connector>
        <draw:custom-shape draw:style-name="gr14" draw:text-style-name="P2" xml:id="id12" draw:id="id12" draw:layer="layout" svg:width="4.412cm" svg:height="2.562cm" svg:x="28.714cm" svg:y="5.626cm">
          <text:p text:style-name="P1"><text:span text:style-name="T1">Contr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curve" draw:line-skew="3.157cm" svg:x1="8.104cm" svg:y1="4.17cm" svg:x2="17.791cm" svg:y2="6.907cm" draw:start-shape="id11" draw:start-glue-point="7" draw:end-shape="id6" draw:end-glue-point="5" svg:d="M8104 4170c12001 0 7158 2737 9687 2737" svg:viewBox="0 0 9688 2738">
          <text:p/>
        </draw:connector>
        <draw:connector draw:style-name="gr10" draw:text-style-name="P1" draw:layer="layout" draw:type="curve" svg:x1="22.391cm" svg:y1="6.907cm" svg:x2="28.714cm" svg:y2="6.907cm" draw:start-shape="id6" draw:start-glue-point="7" draw:end-shape="id12" svg:d="M22391 6907h6323" svg:viewBox="0 0 6324 1">
          <text:p/>
        </draw:connector>
        <draw:connector draw:style-name="gr10" draw:text-style-name="P1" draw:layer="layout" draw:type="curve" svg:x1="33.126cm" svg:y1="6.907cm" svg:x2="34.661cm" svg:y2="6.907cm" draw:start-shape="id12" draw:start-glue-point="7" draw:end-shape="id8" draw:end-glue-point="5" svg:d="M33126 6907h1535" svg:viewBox="0 0 1536 1">
          <text:p/>
        </draw:connector>
        <draw:frame draw:style-name="gr17" draw:text-style-name="P9" draw:layer="layout" svg:width="9.533cm" svg:height="2.013cm" svg:x="39.219cm" svg:y="3.032cm">
          <draw:text-box>
            <text:p text:style-name="P9"><text:span text:style-name="T7">APM controle lus</text:span></text:p>
          </draw:text-box>
        </draw:frame>
        <draw:frame draw:style-name="gr18" draw:text-style-name="P10" draw:layer="layout" svg:width="10.622cm" svg:height="2.04cm" svg:x="37.957cm" svg:y="10.017cm">
          <draw:text-box>
            <text:p text:style-name="P10"><text:span text:style-name="T8">APM gebruiker lus</text:span></text:p>
          </draw:text-box>
        </draw:frame>
        <draw:g xml:id="id13" draw:id="id13">
          <draw:custom-shape draw:style-name="gr19" draw:text-style-name="P11" draw:layer="layout" svg:width="6.355cm" svg:height="4.659cm" svg:x="40.8cm" svg:y="13.341cm">
            <text:p text:style-name="P1"><text:span text:style-name="T9">Raspberry</text:span></text:p>
            <text:p text:style-name="P1"><text:span text:style-name="T9">Pi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0" draw:text-style-name="P1" draw:layer="layout" svg:width="2.022cm" svg:height="2.329cm" svg:x="46.144cm" svg:y="12.322cm">
            <draw:image xlink:href="Pictures/100002010000046E00000557AA5DB1C0.png" xlink:type="simple" xlink:show="embed" xlink:actuate="onLoad">
              <text:p/>
            </draw:image>
          </draw:frame>
        </draw:g>
        <draw:custom-shape draw:style-name="gr8" draw:text-style-name="P2" xml:id="id16" draw:id="id16" draw:layer="layout" svg:width="4.6cm" svg:height="2.562cm" svg:x="24.668cm" svg:y="12.965cm">
          <text:p text:style-name="P1"><text:span text:style-name="T1">Positie</text:span></text:p>
          <text:p text:style-name="P1"><text:span text:style-name="T1">regela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4" draw:id="id14" draw:layer="layout" svg:width="4.6cm" svg:height="2.562cm" svg:x="24.718cm" svg:y="15.92cm">
          <text:p text:style-name="P1"><text:span text:style-name="T1">Gewenst</text:span></text:p>
          <text:p text:style-name="P1"><text:span text:style-name="T1">gedr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curve" svg:x1="40.8cm" svg:y1="15.161cm" svg:x2="29.318cm" svg:y2="17.201cm" draw:start-shape="id13" draw:start-glue-point="3" draw:end-shape="id14" draw:end-glue-point="7" svg:d="M40800 15161c-8647 0-2907 2040-11482 2040" svg:viewBox="0 0 11483 2041">
          <text:p/>
        </draw:connector>
        <draw:connector draw:style-name="gr10" draw:text-style-name="P1" draw:layer="layout" draw:type="curve" svg:x1="20.091cm" svg:y1="8.188cm" svg:x2="24.668cm" svg:y2="11.176cm" draw:start-shape="id6" draw:start-glue-point="6" draw:end-shape="id15" draw:end-glue-point="5" svg:d="M20091 8188c0 1992 1525 2988 4577 2988" svg:viewBox="0 0 4578 2989">
          <text:p/>
        </draw:connector>
        <draw:connector draw:style-name="gr10" draw:text-style-name="P1" draw:layer="layout" draw:type="curve" svg:x1="20.091cm" svg:y1="8.188cm" svg:x2="24.668cm" svg:y2="14.246cm" draw:start-shape="id6" draw:start-glue-point="6" draw:end-shape="id16" draw:end-glue-point="5" svg:d="M20091 8188c0 4039 1525 6058 4577 6058" svg:viewBox="0 0 4578 6059">
          <text:p/>
        </draw:connector>
        <draw:custom-shape draw:style-name="gr8" draw:text-style-name="P2" xml:id="id15" draw:id="id15" draw:layer="layout" svg:width="4.6cm" svg:height="2.562cm" svg:x="24.668cm" svg:y="9.895cm">
          <text:p text:style-name="P1"><text:span text:style-name="T1">Hoogte</text:span></text:p>
          <text:p text:style-name="P1"><text:span text:style-name="T1">regela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curve" svg:x1="29.268cm" svg:y1="11.176cm" svg:x2="30.92cm" svg:y2="8.188cm" draw:start-shape="id15" draw:start-glue-point="7" draw:end-shape="id12" draw:end-glue-point="6" svg:d="M29268 11176c1102 0 1652-996 1652-2988" svg:viewBox="0 0 1653 2989">
          <text:p/>
        </draw:connector>
        <draw:connector draw:style-name="gr10" draw:text-style-name="P1" draw:layer="layout" draw:type="curve" svg:x1="29.268cm" svg:y1="14.246cm" svg:x2="30.92cm" svg:y2="8.188cm" draw:start-shape="id16" draw:start-glue-point="7" draw:end-shape="id12" draw:end-glue-point="6" svg:d="M29268 14246c1102 0 1652-2019 1652-6058" svg:viewBox="0 0 1653 6059">
          <text:p/>
        </draw:connector>
        <draw:connector draw:style-name="gr10" draw:text-style-name="P1" draw:layer="layout" draw:type="curve" svg:x1="29.318cm" svg:y1="17.201cm" svg:x2="30.92cm" svg:y2="8.188cm" draw:start-shape="id14" draw:start-glue-point="7" draw:end-shape="id12" draw:end-glue-point="6" svg:d="M29318 17201c1068 0 1602-3004 1602-9013" svg:viewBox="0 0 1603 9014">
          <text:p/>
        </draw:connector>
        <draw:line draw:style-name="gr10" draw:text-style-name="P1" draw:layer="layout" svg:x1="24.974cm" svg:y1="16.113cm" svg:x2="24.974cm" svg:y2="12.176cm">
          <text:p/>
        </draw:line>
        <draw:line draw:style-name="gr10" draw:text-style-name="P1" draw:layer="layout" svg:x1="25.355cm" svg:y1="16.013cm" svg:x2="25.355cm" svg:y2="15.251cm">
          <text:p/>
        </draw:line>
        <draw:frame draw:style-name="gr21" draw:text-style-name="P12" draw:layer="layout" svg:width="4.953cm" svg:height="2.817cm" svg:x="17.51cm" svg:y="9.994cm">
          <draw:text-box>
            <text:p text:style-name="P1"><text:span text:style-name="T10">Hoogte</text:span></text:p>
            <text:p text:style-name="P1"><text:span text:style-name="T10">Hoeken</text:span></text:p>
            <text:p text:style-name="P1"><text:span text:style-name="T10">Versnelling</text:span></text:p>
          </draw:text-box>
        </draw:frame>
        <draw:frame draw:style-name="gr22" draw:text-style-name="P12" draw:layer="layout" svg:width="5.876cm" svg:height="1.995cm" svg:x="30.352cm" svg:y="10.073cm">
          <draw:text-box>
            <text:p text:style-name="P1"><text:span text:style-name="T10">Gewenste hoeken</text:span></text:p>
            <text:p text:style-name="P1"><text:span text:style-name="T10">Gewenste throttle</text:span></text:p>
          </draw:text-box>
        </draw:frame>
        <draw:frame draw:style-name="gr21" draw:text-style-name="P12" draw:layer="layout" svg:width="4.098cm" svg:height="2.817cm" svg:x="23.479cm" svg:y="5.445cm">
          <draw:text-box>
            <text:p text:style-name="P1"><text:span text:style-name="T10">Hoogte</text:span></text:p>
            <text:p text:style-name="P1"><text:span text:style-name="T10">Hoeken</text:span></text:p>
            <text:p text:style-name="P1"><text:span text:style-name="T10">Versnelling</text:span></text:p>
          </draw:text-box>
        </draw:frame>
        <draw:line draw:style-name="gr23" draw:text-style-name="P1" draw:layer="layout" svg:x1="1.762cm" svg:y1="2.478cm" svg:x2="1.762cm" svg:y2="18.78cm">
          <text:p/>
        </draw:line>
        <draw:line draw:style-name="gr23" draw:text-style-name="P1" draw:layer="layout" svg:x1="48.879cm" svg:y1="2.397cm" svg:x2="1.735cm" svg:y2="2.524cm">
          <text:p/>
        </draw:line>
        <draw:line draw:style-name="gr23" draw:text-style-name="P1" draw:layer="layout" svg:x1="48.828cm" svg:y1="9.003cm" svg:x2="48.828cm" svg:y2="2.424cm">
          <text:p/>
        </draw:line>
        <draw:line draw:style-name="gr23" draw:text-style-name="P1" draw:layer="layout" svg:x1="16.748cm" svg:y1="9.001cm" svg:x2="48.879cm" svg:y2="9.001cm">
          <text:p/>
        </draw:line>
        <draw:line draw:style-name="gr23" draw:text-style-name="P1" draw:layer="layout" svg:x1="1.762cm" svg:y1="18.78cm" svg:x2="16.748cm" svg:y2="18.78cm">
          <text:p/>
        </draw:line>
        <draw:line draw:style-name="gr23" draw:text-style-name="P1" draw:layer="layout" svg:x1="16.748cm" svg:y1="9.001cm" svg:x2="16.748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Extended1" svg:font-family="FuturaExtend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6:59:33.986357074</meta:creation-date>
    <dc:date>2015-05-09T18:29:06.821851677</dc:date>
    <meta:editing-duration>PT1H16M2S</meta:editing-duration>
    <meta:editing-cycles>6</meta:editing-cycles>
    <meta:generator>LibreOffice/4.2.8.2$Linux_X86_64 LibreOffice_project/420m0$Build-2</meta:generator>
    <meta:document-statistic meta:object-count="54"/>
  </office:meta>
</office:document-meta>
</file>